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number:number-style style:name="NUM1">
      <number:number number:decimal-places="0" number:min-integer-digits="1"/>
    </number:number-style>
    <number:number-style style:name="NUM2">
      <number:number number:decimal-places="2" number:min-integer-digits="1"/>
    </number:number-style>
    <number:number-style style:name="NUM3">
      <number:number number:decimal-places="0" number:min-integer-digits="1" number:grouping="true"/>
    </number:number-style>
    <number:number-style style:name="NUM4">
      <number:number number:decimal-places="2" number:min-integer-digits="1" number:grouping="true"/>
    </number:number-style>
    <number:number-style style:name="NUM11">
      <number:scientific-number number:decimal-places="2" number:min-integer-digits="1" number:min-exponent-digits="2"/>
    </number:number-style>
    <number:number-style style:name="NUM12">
      <number:fraction number:min-integer-digits="0" number:min-numerator-digits="1" number:min-denominator-digits="1"/>
    </number:number-style>
    <number:number-style style:name="NUM13">
      <number:fraction number:min-integer-digits="0" number:min-numerator-digits="2" number:min-denominator-digits="2"/>
    </number:number-style>
    <number:date-style style:name="NUM14" number:automatic-order="true">
      <number:month number:style="long"/>
      <number:text>/</number:text>
      <number:day number:style="long"/>
      <number:text>/</number:text>
      <number:year/>
    </number:date-style>
    <number:date-style style:name="NUM15">
      <number:day/>
      <number:text>.</number:text>
      <number:month number:textual="true"/>
      <number:text>.</number:text>
      <number:year number:style="long"/>
    </number:date-style>
    <number:date-style style:name="NUM16" number:automatic-order="true">
      <number:month number:textual="true"/>
      <number:text/>
      <number:day number:style="long"/>
    </number:date-style>
    <number:date-style style:name="NUM17">
      <number:month number:style="long"/>
      <number:text>-</number:text>
      <number:day number:style="long"/>
    </number:date-style>
    <number:date-style style:name="NUM22" number:automatic-order="true" number:format-source="language">
      <number:month/>
      <number:text>/</number:text>
      <number:day/>
      <number:text>/</number:text>
      <number:year/>
      <number:text/>
      <number:hours number:style="long"/>
      <number:text>:</number:text>
      <number:minutes number:style="long"/>
      <number:text/>
      <number:am-pm/>
    </number:date-style>
    <number:text-style style:name="NUM49">
      <number:text-content/>
    </number:text-style>
    <style:style style:name="ta1" style:family="table" style:master-page-name="Standard1">
      <style:table-properties table:display="true"/>
    </style:style>
    <style:style style:name="T1" style:family="text">
      <style:text-properties style:text-position="33% 58%"/>
    </style:style>
    <style:style style:name="T2" style:family="text">
      <style:text-properties style:text-position="-33% 58%"/>
    </style:style>
  </office:automatic-styles>
  <office:body>
    <office:spreadsheet>
      <table:table table:name="Calificaciones" table:style-name="ta1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Nombre</text:p>
          </table:table-cell>
          <table:table-cell office:value-type="string">
            <text:p>Apellido(s)</text:p>
          </table:table-cell>
          <table:table-cell office:value-type="string">
            <text:p>Número de ID</text:p>
          </table:table-cell>
          <table:table-cell office:value-type="string">
            <text:p>Institución</text:p>
          </table:table-cell>
          <table:table-cell office:value-type="string">
            <text:p>Departamento</text:p>
          </table:table-cell>
          <table:table-cell office:value-type="string">
            <text:p>Dirección de correo</text:p>
          </table:table-cell>
          <table:table-cell office:value-type="string">
            <text:p>Base de datos:Seguimiento de errores en las actividades del módulo (trimestre 1) (Real)</text:p>
          </table:table-cell>
          <table:table-cell office:value-type="string">
            <text:p>Cuestionario:UT1-AE1. Cuestionario. Introducción seguridad informática (Real)</text:p>
          </table:table-cell>
          <table:table-cell office:value-type="string">
            <text:p>Cuestionario:UT1-AER1. Recuperación. Cuestionario. Introducción seguridad informática (Real)</text:p>
          </table:table-cell>
          <table:table-cell office:value-type="string">
            <text:p>Tarea:UT1-AEF1. Parte teórica. Calificación definitiva (Real)</text:p>
          </table:table-cell>
          <table:table-cell office:value-type="string">
            <text:p>Cuestionario:UT2-AE1. Seguridad en el entorno físico. Prueba teórica (Real)</text:p>
          </table:table-cell>
          <table:table-cell office:value-type="string">
            <text:p>Tarea:UT2-AE2. Prueba práctica. Opción 1 (Real)</text:p>
          </table:table-cell>
          <table:table-cell office:value-type="string">
            <text:p>Tarea:UT2-AE2. Prueba práctica. Opción 2 (Real)</text:p>
          </table:table-cell>
          <table:table-cell office:value-type="string">
            <text:p>Tarea:UT2-AEF2. Parte práctica. Calificación definitiva (Real)</text:p>
          </table:table-cell>
          <table:table-cell office:value-type="string">
            <text:p>Pruebas 1ª evaluación (Real)</text:p>
          </table:table-cell>
          <table:table-cell office:value-type="string">
            <text:p>Tarea:UT2-AC1. Actividad complementaria. Heartbeat (Real)</text:p>
          </table:table-cell>
          <table:table-cell office:value-type="string">
            <text:p>Tarea:UT2-AC2. Actividad complementaria. Glusterfs (Real)</text:p>
          </table:table-cell>
          <table:table-cell office:value-type="string">
            <text:p>Tarea:UT1-A1. Introducción a la seguridad informática (Real)</text:p>
          </table:table-cell>
          <table:table-cell office:value-type="string">
            <text:p>Tarea:UT1-A1. Introducción a la seguridad informática (Real)</text:p>
          </table:table-cell>
          <table:table-cell office:value-type="string">
            <text:p>Tarea:UT1-A4. Seguridad informática. Legislación (Real)</text:p>
          </table:table-cell>
          <table:table-cell office:value-type="string">
            <text:p>Tarea:UT1-A3. Análisis de paquetes del protocolo DHCP (Real)</text:p>
          </table:table-cell>
          <table:table-cell office:value-type="string">
            <text:p>Tarea:UT1-A8. Ataque de denegación de servicio DHCP (Real)</text:p>
          </table:table-cell>
          <table:table-cell office:value-type="string">
            <text:p>Tarea:UT1-A5. Ataques y defensas al protocolo DHCP (Real)</text:p>
          </table:table-cell>
          <table:table-cell office:value-type="string">
            <text:p>Tarea:UT1-A6. ARP Poisoning (Real)</text:p>
          </table:table-cell>
          <table:table-cell office:value-type="string">
            <text:p>Tarea:UT1-A7. DHCP spoofing (Real)</text:p>
          </table:table-cell>
          <table:table-cell office:value-type="string">
            <text:p>Tarea:UT2-A4. DNS spoofing (Real)</text:p>
          </table:table-cell>
          <table:table-cell office:value-type="string">
            <text:p>Lección:UT2-A1. Seguridad en el entorno físico (Real)</text:p>
          </table:table-cell>
          <table:table-cell office:value-type="string">
            <text:p>Tarea:UT2-A3. Ataques y defensas al protocolo DNS (Real)</text:p>
          </table:table-cell>
          <table:table-cell office:value-type="string">
            <text:p>Tarea:UT2-A2. Preguntas a investigar. Seguridad en el entorno físico (Real)</text:p>
          </table:table-cell>
          <table:table-cell office:value-type="string">
            <text:p>Lección:UT2-A5. Seguridad en el entorno físico (II) (Real)</text:p>
          </table:table-cell>
          <table:table-cell office:value-type="string">
            <text:p>Tarea:UT2-A6. Preguntas a investigar. Seguridad en el entorno físico (Real)</text:p>
          </table:table-cell>
          <table:table-cell office:value-type="string">
            <text:p>Tarea:UT2-A7. Vídeos. Seguridad física en el CPD (Real)</text:p>
          </table:table-cell>
          <table:table-cell office:value-type="string">
            <text:p>Tarea:UT2-A8. Alta disponibilidad en servicios y almacenamiento redundante (Real)</text:p>
          </table:table-cell>
          <table:table-cell office:value-type="string">
            <text:p>Tarea:UT3-A1. Preguntas. SAI (Real)</text:p>
          </table:table-cell>
          <table:table-cell office:value-type="string">
            <text:p>Tarea:UT3-A2. Seguridad en el hardware. Servidor NAS (Real)</text:p>
          </table:table-cell>
          <table:table-cell office:value-type="string">
            <text:p>Tarea:UT3-A3. Práctica. Copias de seguridad (Real)</text:p>
          </table:table-cell>
          <table:table-cell office:value-type="string">
            <text:p>Tarea:UT3-A4. Práctica. Imágenes de disco (Real)</text:p>
          </table:table-cell>
          <table:table-cell office:value-type="string">
            <text:p>Tarea:UT1-A2. Introducción a la seguridad informática. Ejercicios (Real)</text:p>
          </table:table-cell>
          <table:table-cell office:value-type="string">
            <text:p>Tarea:UT1-A3. Introducción a la seguridad informática. Ejercicios y supuestosII (Real)</text:p>
          </table:table-cell>
          <table:table-cell office:value-type="string">
            <text:p>Tarea:UT1-A5. Introducción a la seguridad informática. Legislación. ejercicios y supuestos (Real)</text:p>
          </table:table-cell>
          <table:table-cell office:value-type="string">
            <text:p>Tarea:UT3-AC1. Seguridad en redes. Blindando ssh (Real)</text:p>
          </table:table-cell>
          <table:table-cell office:value-type="string">
            <text:p>Prácticas 1ª evaluación (Real)</text:p>
          </table:table-cell>
          <table:table-cell office:value-type="string">
            <text:p>Base de datos:Seguimiento de errores. UT2-A8. Alta disponibilidad en servicios y almacenamiento redundante (Real)</text:p>
          </table:table-cell>
          <table:table-cell office:value-type="string">
            <text:p>Tarea:Negativos eval1 (Real)</text:p>
          </table:table-cell>
          <table:table-cell office:value-type="string">
            <text:p>Tarea:Positivos eval1 (Real)</text:p>
          </table:table-cell>
          <table:table-cell office:value-type="string">
            <text:p>Tarea:Actitud general. 1º trimestre (Real)</text:p>
          </table:table-cell>
          <table:table-cell office:value-type="string">
            <text:p>Tarea:Wikicuaderno. 1º trimestre (Real)</text:p>
          </table:table-cell>
          <table:table-cell office:value-type="string">
            <text:p>Participación - actitud 1ª evaluación (Real)</text:p>
          </table:table-cell>
          <table:table-cell office:value-type="string">
            <text:p>1ª evaluación (Real)</text:p>
          </table:table-cell>
          <table:table-cell office:value-type="string">
            <text:p>Eval 1 - Calificación definitiva (Real)</text:p>
          </table:table-cell>
          <table:table-cell office:value-type="string">
            <text:p>Tarea:UT3-AEP1. Proyecto final de la unidad (Real)</text:p>
          </table:table-cell>
          <table:table-cell office:value-type="string">
            <text:p>Examen Presencial (Real)</text:p>
          </table:table-cell>
          <table:table-cell office:value-type="string">
            <text:p>Actividades Presenciales (Real)</text:p>
          </table:table-cell>
          <table:table-cell office:value-type="string">
            <text:p>Tarea:UT5-AETP1. Seguridad en redes. Prueba teórico-práctica (Real)</text:p>
          </table:table-cell>
          <table:table-cell office:value-type="string">
            <text:p>Tarea:UT5-AERTP1. Recuperación. Prueba teórico-práctica. Seguridad en redes (Real)</text:p>
          </table:table-cell>
          <table:table-cell office:value-type="string">
            <text:p>Tarea:UT5-AER2TP1. Recuperación 2. Prueba teórico-práctica. Seguridad en redes (Real)</text:p>
          </table:table-cell>
          <table:table-cell office:value-type="string">
            <text:p>Tarea:UT5-AEDTP1. Calificación definitiva. Prueba teórico-práctica. Seguridad en redes (Real)</text:p>
          </table:table-cell>
          <table:table-cell office:value-type="string">
            <text:p>Pruebas 2ª evaluación (Real)</text:p>
          </table:table-cell>
          <table:table-cell office:value-type="string">
            <text:p>Tarea:UT4-A1. Preguntas. Documental Enigma (Real)</text:p>
          </table:table-cell>
          <table:table-cell office:value-type="string">
            <text:p>Tarea:UT4-A2. Encriptación. Conceptos básicos y evolución histórica (I) (Real)</text:p>
          </table:table-cell>
          <table:table-cell office:value-type="string">
            <text:p>Tarea:UT4-A3. Encriptación. Evolución histórica (II) (Real)</text:p>
          </table:table-cell>
          <table:table-cell office:value-type="string">
            <text:p>Tarea:UT4-A4. Cifrado con GPG (Real)</text:p>
          </table:table-cell>
          <table:table-cell office:value-type="string">
            <text:p>Tarea:UT4-A5. Correo cifrado (Real)</text:p>
          </table:table-cell>
          <table:table-cell office:value-type="string">
            <text:p>Tarea:UT4-A6. Cifrado SSL (Real)</text:p>
          </table:table-cell>
          <table:table-cell office:value-type="string">
            <text:p>Tarea:UT5-A1. VPN (Real)</text:p>
          </table:table-cell>
          <table:table-cell office:value-type="string">
            <text:p>Tarea:UT5-A2. Cortafuegos con Shorewall (Real)</text:p>
          </table:table-cell>
          <table:table-cell office:value-type="string">
            <text:p>Tarea:UT5-A2b. Cortafuegos con Shorewall three interfaces (Real)</text:p>
          </table:table-cell>
          <table:table-cell office:value-type="string">
            <text:p>Tarea:UT5-A3. Proxy cache con Squid (Real)</text:p>
          </table:table-cell>
          <table:table-cell office:value-type="string">
            <text:p>Tarea:UT6-A1. Proyecto software seguro (Real)</text:p>
          </table:table-cell>
          <table:table-cell office:value-type="string">
            <text:p>Tarea:UT4-AE1. Certificado de servidor para web en hosting online (Real)</text:p>
          </table:table-cell>
          <table:table-cell office:value-type="string">
            <text:p>Prácticas 2ª evaluación (Real)</text:p>
          </table:table-cell>
          <table:table-cell office:value-type="string">
            <text:p>Base de datos:Seguimiento de errores en las actividades del módulo (trimestre 2) (Real)</text:p>
          </table:table-cell>
          <table:table-cell office:value-type="string">
            <text:p>Tarea:Actitud general. 2º trimestre (Real)</text:p>
          </table:table-cell>
          <table:table-cell office:value-type="string">
            <text:p>Participación - actitud 2ª evaluación (Real)</text:p>
          </table:table-cell>
          <table:table-cell office:value-type="string">
            <text:p>eval2 - Calificación definitiva (Real)</text:p>
          </table:table-cell>
          <table:table-cell office:value-type="string">
            <text:p>2ª evaluación (Real)</text:p>
          </table:table-cell>
          <table:table-cell office:value-type="string">
            <text:p>Tarea:UT2-AEF1. Parte teórica. Calificación definitiva (Real)</text:p>
          </table:table-cell>
          <table:table-cell office:value-type="string">
            <text:p>Lista de verificación:UT1-A6. ARP Poisoning (Real)</text:p>
          </table:table-cell>
          <table:table-cell office:value-type="string">
            <text:p>Lista de verificación:UT1-A7. DHCP Spoofing (Real)</text:p>
          </table:table-cell>
          <table:table-cell office:value-type="string">
            <text:p>Lista de verificación:UT1-A8. DHCP starvation (Real)</text:p>
          </table:table-cell>
          <table:table-cell office:value-type="string">
            <text:p>Lista de verificación:UT2-A4. DNS spoofing (Real)</text:p>
          </table:table-cell>
          <table:table-cell office:value-type="string">
            <text:p>Lista de verificación:UT2-A8. Discos redundantes y alta diponibilidad en servicios (Real)</text:p>
          </table:table-cell>
          <table:table-cell office:value-type="string">
            <text:p>Lista de verificación:UT3-A3. copias de seguridad (Real)</text:p>
          </table:table-cell>
          <table:table-cell office:value-type="string">
            <text:p>Cuestionario:UT2-AE1. Seguridad en el entorno físico. Prueba teórica (2012/13) (Real)</text:p>
          </table:table-cell>
          <table:table-cell office:value-type="string">
            <text:p>Cuestionario:UT2-AE1. Seguridad en el entorno físico. Prueba teórica. 2014 (Real)</text:p>
          </table:table-cell>
          <table:table-cell office:value-type="string">
            <text:p>Tarea:UT4-AC1. Práctica esteganografía Ubuntu (Real)</text:p>
          </table:table-cell>
          <table:table-cell office:value-type="string">
            <text:p>Tarea:UT2-A6. Supuesto práctico (Real)</text:p>
          </table:table-cell>
          <table:table-cell office:value-type="string">
            <text:p>Tarea:UT2-A6. Preguntas. Control de acceso en el entorno físico (Real)</text:p>
          </table:table-cell>
          <table:table-cell office:value-type="string">
            <text:p>Glosario:Glosario para SGF (Real)</text:p>
          </table:table-cell>
          <table:table-cell office:value-type="string">
            <text:p>Cuestionario:Examen para SEGI03. (Real)</text:p>
          </table:table-cell>
          <table:table-cell office:value-type="string">
            <text:p>Cuestionario:Examen para revisar para SEGI02. (Real)</text:p>
          </table:table-cell>
          <table:table-cell office:value-type="string">
            <text:p>Paquete SCORM:SEGI02 Guiada.- Seguridad en el entorno físico. (Real)</text:p>
          </table:table-cell>
          <table:table-cell office:value-type="string">
            <text:p>Tarea:Tarea para SEGI03. (Real)</text:p>
          </table:table-cell>
          <table:table-cell office:value-type="string">
            <text:p>Cuestionario:Examen para revisar para SEGI03. (Real)</text:p>
          </table:table-cell>
          <table:table-cell office:value-type="string">
            <text:p>Paquete SCORM:SEGI03 Guiada.- Seguridad en el hardware. Almacenamiento y recuperación de los datos. (Real)</text:p>
          </table:table-cell>
          <table:table-cell office:value-type="string">
            <text:p>Tarea:Tarea para SEGI04. (Real)</text:p>
          </table:table-cell>
          <table:table-cell office:value-type="string">
            <text:p>Cuestionario:Examen para SEGI04. (Real)</text:p>
          </table:table-cell>
          <table:table-cell office:value-type="string">
            <text:p>Tarea:Tarea para SEGI05. (Real)</text:p>
          </table:table-cell>
          <table:table-cell office:value-type="string">
            <text:p>Cuestionario:Examen para revisar para SEGI04. (Real)</text:p>
          </table:table-cell>
          <table:table-cell office:value-type="string">
            <text:p>Paquete SCORM:SEGI04 Guiada.- Sistemas de identificación. Criptografía. (Real)</text:p>
          </table:table-cell>
          <table:table-cell office:value-type="string">
            <text:p>Cuestionario:Examen para SEGI05. (Real)</text:p>
          </table:table-cell>
          <table:table-cell office:value-type="string">
            <text:p>Cuestionario:Examen para revisar para SEGI05. (Real)</text:p>
          </table:table-cell>
          <table:table-cell office:value-type="string">
            <text:p>Paquete SCORM:SEGI05 Guiada.- Amenazas y seguridad del software. (Real)</text:p>
          </table:table-cell>
          <table:table-cell office:value-type="string">
            <text:p>Tarea:Tarea para SEGI06. (Real)</text:p>
          </table:table-cell>
          <table:table-cell office:value-type="string">
            <text:p>Cuestionario:Examen para SEGI06. (Real)</text:p>
          </table:table-cell>
          <table:table-cell office:value-type="string">
            <text:p>Cuestionario:Examen para revisar para SEGI06. (Real)</text:p>
          </table:table-cell>
          <table:table-cell office:value-type="string">
            <text:p>Paquete SCORM:SEGI06 Guiada.- Redes seguras. (Real)</text:p>
          </table:table-cell>
          <table:table-cell office:value-type="string">
            <text:p>Elementos no calificables (Real)</text:p>
          </table:table-cell>
          <table:table-cell office:value-type="string">
            <text:p>Lista de verificación:UT4-A6. Cifrado SSL (Real)</text:p>
          </table:table-cell>
          <table:table-cell office:value-type="string">
            <text:p>Lista de verificación:UT4-A5. Correo cifrado (Real)</text:p>
          </table:table-cell>
          <table:table-cell office:value-type="string">
            <text:p>Lista de verificación:UT5-A2. Cortafuegos con Shorewall (Real)</text:p>
          </table:table-cell>
          <table:table-cell office:value-type="string">
            <text:p>Lista de verificación:UT5-A1. VPN Tarea (Real)</text:p>
          </table:table-cell>
          <table:table-cell office:value-type="string">
            <text:p>Lista de verificación:UT5-A3. Servidor proxy con squid (Real)</text:p>
          </table:table-cell>
          <table:table-cell office:value-type="string">
            <text:p>Nota Final (Real)</text:p>
          </table:table-cell>
          <table:table-cell office:value-type="string">
            <text:p>Última descarga de este curso</text:p>
          </table:table-cell>
        </table:table-row>
        <table:table-row>
          <table:table-cell office:value-type="string">
            <text:p>Mohamed Fadel</text:p>
          </table:table-cell>
          <table:table-cell office:value-type="string">
            <text:p>Abahazem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fadeli.mfa@gmail.com</text:p>
          </table:table-cell>
          <table:table-cell office:value-type="string">
            <text:p>-</text:p>
          </table:table-cell>
          <table:table-cell office:value-type="float" office:value="5.11">
            <text:p>5.1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4">
            <text:p>7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18">
            <text:p>8.1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66">
            <text:p>7.6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45">
            <text:p>3.4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3.33">
            <text:p>83.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10">
            <text:p>5.10</text:p>
          </table:table-cell>
          <table:table-cell office:value-type="string">
            <text:p>1510129069</text:p>
          </table:table-cell>
        </table:table-row>
        <table:table-row>
          <table:table-cell office:value-type="string">
            <text:p>Cameron</text:p>
          </table:table-cell>
          <table:table-cell office:value-type="string">
            <text:p>Argez Horner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carghor@example.com</text:p>
          </table:table-cell>
          <table:table-cell office:value-type="string">
            <text:p>-</text:p>
          </table:table-cell>
          <table:table-cell office:value-type="float" office:value="6.89">
            <text:p>6.8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86">
            <text:p>7.8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9">
            <text:p>9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47">
            <text:p>8.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81">
            <text:p>3.8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3.33">
            <text:p>43.3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77">
            <text:p>2.77</text:p>
          </table:table-cell>
          <table:table-cell office:value-type="string">
            <text:p>1510129069</text:p>
          </table:table-cell>
        </table:table-row>
        <table:table-row>
          <table:table-cell office:value-type="string">
            <text:p>Ángel Acaymo</text:p>
          </table:table-cell>
          <table:table-cell office:value-type="string">
            <text:p>Cabrera Garcí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acabgar2@example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17">
            <text:p>4.1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86">
            <text:p>7.8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18">
            <text:p>8.1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2">
            <text:p>8.0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61">
            <text:p>3.6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21">
            <text:p>0.21</text:p>
          </table:table-cell>
          <table:table-cell office:value-type="string">
            <text:p>1510129069</text:p>
          </table:table-cell>
        </table:table-row>
        <table:table-row>
          <table:table-cell office:value-type="string">
            <text:p>María</text:p>
          </table:table-cell>
          <table:table-cell office:value-type="string">
            <text:p>Duarte Góm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mduagom@example.com</text:p>
          </table:table-cell>
          <table:table-cell office:value-type="string">
            <text:p>-</text:p>
          </table:table-cell>
          <table:table-cell office:value-type="float" office:value="3.64">
            <text:p>3.64</text:p>
          </table:table-cell>
          <table:table-cell office:value-type="float" office:value="4.67">
            <text:p>4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3">
            <text:p>6.4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7">
            <text:p>7.2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85">
            <text:p>6.8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08">
            <text:p>3.0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0.00">
            <text:p>5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12">
            <text:p>3.12</text:p>
          </table:table-cell>
          <table:table-cell office:value-type="string">
            <text:p>1510129069</text:p>
          </table:table-cell>
        </table:table-row>
        <table:table-row>
          <table:table-cell office:value-type="string">
            <text:p>José Francisco</text:p>
          </table:table-cell>
          <table:table-cell office:value-type="string">
            <text:p>Fernández Garcí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fergar@example.com</text:p>
          </table:table-cell>
          <table:table-cell office:value-type="string">
            <text:p>-</text:p>
          </table:table-cell>
          <table:table-cell office:value-type="float" office:value="8.03">
            <text:p>8.0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3">
            <text:p>6.4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18">
            <text:p>8.1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31">
            <text:p>7.3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29">
            <text:p>3.2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4.00">
            <text:p>64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96">
            <text:p>3.96</text:p>
          </table:table-cell>
          <table:table-cell office:value-type="string">
            <text:p>1510129069</text:p>
          </table:table-cell>
        </table:table-row>
        <table:table-row>
          <table:table-cell office:value-type="string">
            <text:p>Jorge</text:p>
          </table:table-cell>
          <table:table-cell office:value-type="string">
            <text:p>Garcés Sánch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orgegarces0207@gmail.com</text:p>
          </table:table-cell>
          <table:table-cell office:value-type="string">
            <text:p>-</text:p>
          </table:table-cell>
          <table:table-cell office:value-type="float" office:value="6.14">
            <text:p>6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86">
            <text:p>7.8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9">
            <text:p>9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47">
            <text:p>8.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81">
            <text:p>3.8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6.67">
            <text:p>56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56">
            <text:p>3.56</text:p>
          </table:table-cell>
          <table:table-cell office:value-type="string">
            <text:p>1510129069</text:p>
          </table:table-cell>
        </table:table-row>
        <table:table-row>
          <table:table-cell office:value-type="string">
            <text:p>Pablo José</text:p>
          </table:table-cell>
          <table:table-cell office:value-type="string">
            <text:p>García Garcí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pgargar@example.com</text:p>
          </table:table-cell>
          <table:table-cell office:value-type="string">
            <text:p>-</text:p>
          </table:table-cell>
          <table:table-cell office:value-type="float" office:value="5.68">
            <text:p>5.6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4">
            <text:p>7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9">
            <text:p>9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12">
            <text:p>8.1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65">
            <text:p>3.6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21">
            <text:p>0.21</text:p>
          </table:table-cell>
          <table:table-cell office:value-type="string">
            <text:p>1510129069</text:p>
          </table:table-cell>
        </table:table-row>
        <table:table-row>
          <table:table-cell office:value-type="string">
            <text:p>generico</text:p>
          </table:table-cell>
          <table:table-cell office:value-type="string">
            <text:p>generic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van@iesharia.org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9.00">
            <text:p>9.00</text:p>
          </table:table-cell>
          <table:table-cell office:value-type="float" office:value="6.43">
            <text:p>6.43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7.00">
            <text:p>7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64">
            <text:p>7.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7.49">
            <text:p>7.49</text:p>
          </table:table-cell>
          <table:table-cell office:value-type="float" office:value="7.00">
            <text:p>7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float" office:value="7.00">
            <text:p>7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74">
            <text:p>6.74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float" office:value="5.64">
            <text:p>5.6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string">
            <text:p>1510129069</text:p>
          </table:table-cell>
        </table:table-row>
        <table:table-row>
          <table:table-cell office:value-type="string">
            <text:p>Yeray</text:p>
          </table:table-cell>
          <table:table-cell office:value-type="string">
            <text:p>González Mancebo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yerayejercicios@gmail.com</text:p>
          </table:table-cell>
          <table:table-cell office:value-type="string">
            <text:p>-</text:p>
          </table:table-cell>
          <table:table-cell office:value-type="float" office:value="7.73">
            <text:p>7.7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4">
            <text:p>7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9">
            <text:p>9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12">
            <text:p>8.12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65">
            <text:p>3.6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10.00">
            <text:p>10.00</text:p>
          </table:table-cell>
          <table:table-cell office:value-type="float" office:value="9.00">
            <text:p>9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8.00">
            <text:p>98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98">
            <text:p>5.98</text:p>
          </table:table-cell>
          <table:table-cell office:value-type="string">
            <text:p>1510129069</text:p>
          </table:table-cell>
        </table:table-row>
        <table:table-row>
          <table:table-cell office:value-type="string">
            <text:p>Ayose Daniel</text:p>
          </table:table-cell>
          <table:table-cell office:value-type="string">
            <text:p>Lao Hernández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laoher@example.com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5">
            <text:p>7.1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4">
            <text:p>7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18">
            <text:p>8.1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66">
            <text:p>7.6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45">
            <text:p>3.4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0.00">
            <text:p>6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73">
            <text:p>3.73</text:p>
          </table:table-cell>
          <table:table-cell office:value-type="string">
            <text:p>1510129069</text:p>
          </table:table-cell>
        </table:table-row>
        <table:table-row>
          <table:table-cell office:value-type="string">
            <text:p>Osvaldo José</text:p>
          </table:table-cell>
          <table:table-cell office:value-type="string">
            <text:p>Martínez Pered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uppfer232@gmail.com</text:p>
          </table:table-cell>
          <table:table-cell office:value-type="string">
            <text:p>-</text:p>
          </table:table-cell>
          <table:table-cell office:value-type="float" office:value="7.35">
            <text:p>7.3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43">
            <text:p>6.43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9">
            <text:p>9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76">
            <text:p>7.7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49">
            <text:p>3.4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6.67">
            <text:p>76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.72">
            <text:p>4.72</text:p>
          </table:table-cell>
          <table:table-cell office:value-type="string">
            <text:p>1510129069</text:p>
          </table:table-cell>
        </table:table-row>
        <table:table-row>
          <table:table-cell office:value-type="string">
            <text:p>Marcos</text:p>
          </table:table-cell>
          <table:table-cell office:value-type="string">
            <text:p>Martín Martínez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mmarmar2@example.com</text:p>
          </table:table-cell>
          <table:table-cell office:value-type="string">
            <text:p>-</text:p>
          </table:table-cell>
          <table:table-cell office:value-type="float" office:value="4.70">
            <text:p>4.70</text:p>
          </table:table-cell>
          <table:table-cell office:value-type="float" office:value="7.50">
            <text:p>7.5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14">
            <text:p>7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7">
            <text:p>7.2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1">
            <text:p>7.2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24">
            <text:p>3.2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19">
            <text:p>0.19</text:p>
          </table:table-cell>
          <table:table-cell office:value-type="string">
            <text:p>1510129069</text:p>
          </table:table-cell>
        </table:table-row>
        <table:table-row>
          <table:table-cell office:value-type="string">
            <text:p>José Ramón</text:p>
          </table:table-cell>
          <table:table-cell office:value-type="string">
            <text:p>Moral Rojas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ramonmoralrojas@gmail.com</text:p>
          </table:table-cell>
          <table:table-cell office:value-type="string">
            <text:p>-</text:p>
          </table:table-cell>
          <table:table-cell office:value-type="float" office:value="6.21">
            <text:p>6.2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86">
            <text:p>7.8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9">
            <text:p>9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47">
            <text:p>8.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81">
            <text:p>3.8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0.00">
            <text:p>3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1.99">
            <text:p>1.99</text:p>
          </table:table-cell>
          <table:table-cell office:value-type="string">
            <text:p>1510129069</text:p>
          </table:table-cell>
        </table:table-row>
        <table:table-row>
          <table:table-cell office:value-type="string">
            <text:p>Daniel</text:p>
          </table:table-cell>
          <table:table-cell office:value-type="string">
            <text:p>Rodríguez Tejera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danielinformaticaiesharia@gmail.com</text:p>
          </table:table-cell>
          <table:table-cell office:value-type="string">
            <text:p>-</text:p>
          </table:table-cell>
          <table:table-cell office:value-type="float" office:value="4.77">
            <text:p>4.77</text:p>
          </table:table-cell>
          <table:table-cell office:value-type="float" office:value="5.67">
            <text:p>5.6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27">
            <text:p>7.2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.14">
            <text:p>6.14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76">
            <text:p>2.7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8.00">
            <text:p>8.00</text:p>
          </table:table-cell>
          <table:table-cell office:value-type="float" office:value="8.00">
            <text:p>8.00</text:p>
          </table:table-cell>
          <table:table-cell office:value-type="string">
            <text:p>-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65.00">
            <text:p>6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99">
            <text:p>3.99</text:p>
          </table:table-cell>
          <table:table-cell office:value-type="string">
            <text:p>1510129069</text:p>
          </table:table-cell>
        </table:table-row>
        <table:table-row>
          <table:table-cell office:value-type="string">
            <text:p>Jorge</text:p>
          </table:table-cell>
          <table:table-cell office:value-type="string">
            <text:p>Toledo Martín</text:p>
          </table:table-cell>
          <table:table-cell office:value-type="string">
            <text:p/>
          </table:table-cell>
          <table:table-cell office:value-type="string">
            <text:p>IES Haría</text:p>
          </table:table-cell>
          <table:table-cell office:value-type="string">
            <text:p>Informática</text:p>
          </table:table-cell>
          <table:table-cell office:value-type="string">
            <text:p>jorgetoledo1999@gmail.com</text:p>
          </table:table-cell>
          <table:table-cell office:value-type="string">
            <text:p>-</text:p>
          </table:table-cell>
          <table:table-cell office:value-type="float" office:value="5.00">
            <text:p>5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7.86">
            <text:p>7.86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9.09">
            <text:p>9.09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8.47">
            <text:p>8.47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3.81">
            <text:p>3.81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float" office:value="6.00">
            <text:p>6.00</text:p>
          </table:table-cell>
          <table:table-cell office:value-type="float" office:value="0.00">
            <text:p>0.00</text:p>
          </table:table-cell>
          <table:table-cell office:value-type="float" office:value="5.00">
            <text:p>5.00</text:p>
          </table:table-cell>
          <table:table-cell office:value-type="float" office:value="10.00">
            <text:p>10.00</text:p>
          </table:table-cell>
          <table:table-cell office:value-type="float" office:value="0.00">
            <text:p>0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42.00">
            <text:p>42.00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float" office:value="2.69">
            <text:p>2.69</text:p>
          </table:table-cell>
          <table:table-cell office:value-type="string">
            <text:p>15101290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
                    <text:sheet-name>???</text:sheet-name>
                </text:p>
      </style:header>
      <style:header-left style:display="false"/>
      <style:footer>
        <text:p>Page
                    <text:page-number>1</text:page-number>
                </text:p>
      </style:footer>
      <style:footer-left style:display="false"/>
    </style:master-page>
    <style:master-page style:name="Report" style:page-layout-name="Mpm2">
      <style:header>
        <style:region-left>
          <text:p>
                        <text:sheet-name>???</text:sheet-name>
                        (<text:title>???</text:title>)
                    </text:p>
        </style:region-left>
        <style:region-right>
          <text:p><text:date style:data-style-name="N2" text:date-value="2013-01-05">00.00.0000</text:date>,
                        <text:time>00:00:00</text:time>
                    </text:p>
        </style:region-right>
      </style:header>
      <style:header-left style:display="false"/>
      <style:footer>
        <text:p>Page
                    <text:page-number>1</text:page-number>
                    /
                    <text:page-count>99</text:page-count>
               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Moodle 3.3.1+ (Build: 20170901)</meta:generator>
    <meta:initial-creator>Admin User</meta:initial-creator>
    <meta:creation-date>2017-11-08T08:17:49</meta:creation-date>
    <meta:document-statistic meta:table-count="1" meta:cell-count="0" meta:object-count="0"/>
  </office:meta>
</office:document-meta>
</file>